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632" officeooo:paragraph-rsid="001d6632"/>
    </style:style>
    <style:style style:name="P2" style:family="paragraph" style:parent-style-name="Standard">
      <style:text-properties fo:font-size="14pt" officeooo:rsid="001d6632" officeooo:paragraph-rsid="001d6632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: Back-end Node JS</text:p>
      <text:p text:style-name="P2">Aluno: Douglas de Barros Lemes.</text:p>
      <text:p text:style-name="P2">Professor: Vinicius Oliveira.</text:p>
      <text:p text:style-name="P1"/>
      <text:p text:style-name="P1">Perguntas relâmpago</text:p>
      <text:p text:style-name="Standard"/>
      <text:p text:style-name="Standard">1. Pra que serve o protocolo HTTP?</text:p>
      <text:p text:style-name="Standard"><text:s text:c="4"/>O protocolo HTTP é o protocolo que realiza a comunicação entre os diferentes nós na Internet, possibilitando o acesso a recursos, como documentos HTML, por exemplo.</text:p>
      <text:p text:style-name="Standard"/>
      <text:p text:style-name="Standard">2. Qual a diferença entre a Internet e a Web?</text:p>
      <text:p text:style-name="Standard"><text:s text:c="4"/>A Internet refere-se a rede geral, o acesso a rede regional, continental e mundial. A Web é um serviço dentro da Internet, que pode ser provido por meio de aplicativos ou do browser, para acesso geralmente a redes locais.</text:p>
      <text:p text:style-name="Standard"/>
      <text:p text:style-name="Standard">3. Quando você faz uma pesquisa, você está no lado do cliente ou do servidor?</text:p>
      <text:p text:style-name="Standard"><text:s text:c="4"/>Ao fazer uma pesquisa a mesma é realizada pelo lado do cliente, ou como cliente, e a resposta da pesquisa é fornecida pelo lado do servidor.</text:p>
      <text:p text:style-name="Standard"/>
      <text:p text:style-name="Standard">4. O que significa Hipertexto?</text:p>
      <text:p text:style-name="Standard"><text:s text:c="4"/>O Hipertexto é um texto que aponta para outro texto.</text:p>
      <text:p text:style-name="Standard"/>
      <text:p text:style-name="Standard">5. O que é um Método HTTP?</text:p>
      <text:p text:style-name="Standard"><text:s text:c="4"/>Um Método HTTP consiste em um comando que vai definir qual operação o cliente deseja realizar, por exemplo o GET ou o POST.</text:p>
      <text:p text:style-name="Standard"/>
      <text:p text:style-name="Standard">6. O que significa o Código 404?</text:p>
      <text:p text:style-name="Standard"><text:s text:c="4"/>O Código HTTP 404 significa que o servidor não conseguiu encontrar o recurso solicitado pelo clien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10:07:00.894743842</meta:creation-date>
    <meta:print-date>2025-08-06T10:12:51.129077198</meta:print-date>
    <meta:printed-by>Arquivos PDF</meta:printed-by>
    <dc:date>2025-08-06T10:14:47.543801863</dc:date>
    <meta:editing-duration>PT1M56S</meta:editing-duration>
    <meta:editing-cycles>1</meta:editing-cycles>
    <meta:document-statistic meta:table-count="0" meta:image-count="0" meta:object-count="0" meta:page-count="1" meta:paragraph-count="16" meta:word-count="205" meta:character-count="1171" meta:non-whitespace-character-count="958"/>
    <meta:generator>LibreOffice/24.2.7.2$Linux_X86_64 LibreOffice_project/420$Build-2</meta:generator>
  </office:meta>
</office:document-meta>
</file>